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3" style:family="table">
      <style:table-properties style:width="9.521cm" fo:margin-left="3.739cm" fo:margin-right="3.739cm" table:align="margins"/>
    </style:style>
    <style:style style:name="Tabela3.A" style:family="table-column">
      <style:table-column-properties style:column-width="2cm" style:rel-column-width="13767*"/>
    </style:style>
    <style:style style:name="Tabela3.B" style:family="table-column">
      <style:table-column-properties style:column-width="3.997cm" style:rel-column-width="27510*"/>
    </style:style>
    <style:style style:name="Tabela3.C" style:family="table-column">
      <style:table-column-properties style:column-width="3.524cm" style:rel-column-width="24258*"/>
    </style:style>
    <style:style style:name="Tabela3.A1" style:family="table-cell">
      <style:table-cell-properties style:vertical-align="middle" fo:padding="0.097cm" fo:border="none"/>
    </style:style>
    <style:style style:name="Tabela2" style:family="table">
      <style:table-properties style:width="9.521cm" fo:margin-left="3.739cm" fo:margin-right="3.739cm" table:align="margins"/>
    </style:style>
    <style:style style:name="Tabela2.A" style:family="table-column">
      <style:table-column-properties style:column-width="2cm" style:rel-column-width="13767*"/>
    </style:style>
    <style:style style:name="Tabela2.B" style:family="table-column">
      <style:table-column-properties style:column-width="3.997cm" style:rel-column-width="27510*"/>
    </style:style>
    <style:style style:name="Tabela2.C" style:family="table-column">
      <style:table-column-properties style:column-width="3.524cm" style:rel-column-width="24258*"/>
    </style:style>
    <style:style style:name="Tabela2.A1" style:family="table-cell">
      <style:table-cell-properties style:vertical-align="middle" fo:padding="0.097cm" fo:border="none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5.187cm"/>
    </style:style>
    <style:style style:name="Tabela1.B" style:family="table-column">
      <style:table-column-properties style:column-width="1.826cm"/>
    </style:style>
    <style:style style:name="Tabela1.A1" style:family="table-cell">
      <style:table-cell-properties fo:padding="0.097cm" fo:border="none"/>
    </style:style>
    <style:style style:name="Tabela4" style:family="table">
      <style:table-properties style:width="11.899cm" fo:margin-left="2.551cm" fo:margin-right="2.551cm" table:align="margins"/>
    </style:style>
    <style:style style:name="Tabela4.A" style:family="table-column">
      <style:table-column-properties style:column-width="0.587cm" style:rel-column-width="3234*"/>
    </style:style>
    <style:style style:name="Tabela4.B" style:family="table-column">
      <style:table-column-properties style:column-width="8.527cm" style:rel-column-width="46960*"/>
    </style:style>
    <style:style style:name="Tabela4.C" style:family="table-column">
      <style:table-column-properties style:column-width="2.785cm" style:rel-column-width="15341*"/>
    </style:style>
    <style:style style:name="Tabela4.A1" style:family="table-cell">
      <style:table-cell-properties style:writing-mode="page"/>
    </style:style>
    <style:style style:name="Tabela4.A6" style:family="table-cell">
      <style:table-cell-properties fo:padding="0cm" fo:border="none" style:writing-mode="page"/>
    </style:style>
    <style:style style:name="Tabela5" style:family="table">
      <style:table-properties style:width="11.899cm" fo:margin-left="2.551cm" fo:margin-right="2.551cm" table:align="margins"/>
    </style:style>
    <style:style style:name="Tabela5.A" style:family="table-column">
      <style:table-column-properties style:column-width="0.587cm" style:rel-column-width="3234*"/>
    </style:style>
    <style:style style:name="Tabela5.B" style:family="table-column">
      <style:table-column-properties style:column-width="8.527cm" style:rel-column-width="46960*"/>
    </style:style>
    <style:style style:name="Tabela5.C" style:family="table-column">
      <style:table-column-properties style:column-width="2.785cm" style:rel-column-width="15341*"/>
    </style:style>
    <style:style style:name="Tabela5.A1" style:family="table-cell">
      <style:table-cell-properties style:writing-mode="page"/>
    </style:style>
    <style:style style:name="Tabela5.A6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33200" officeooo:paragraph-rsid="00133200" style:font-weight-asian="bold" style:font-weight-complex="bold"/>
    </style:style>
    <style:style style:name="P3" style:family="paragraph" style:parent-style-name="Standard">
      <style:text-properties fo:font-weight="bold" officeooo:rsid="001abb88" officeooo:paragraph-rsid="001611d2" style:font-weight-asian="bold" style:font-weight-complex="bold"/>
    </style:style>
    <style:style style:name="P4" style:family="paragraph" style:parent-style-name="Standard">
      <style:text-properties fo:font-weight="bold" officeooo:paragraph-rsid="001611d2" style:font-weight-asian="bold" style:font-weight-complex="bold"/>
    </style:style>
    <style:style style:name="P5" style:family="paragraph" style:parent-style-name="Standard">
      <style:text-properties fo:font-weight="normal" officeooo:rsid="001499c3" officeooo:paragraph-rsid="001611d2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1499c3" officeooo:paragraph-rsid="001499c3" style:font-weight-asian="normal" style:font-weight-complex="normal"/>
    </style:style>
    <style:style style:name="P7" style:family="paragraph" style:parent-style-name="Standard">
      <style:text-properties fo:font-weight="normal" officeooo:paragraph-rsid="001611d2" style:font-weight-asian="normal" style:font-weight-complex="normal"/>
    </style:style>
    <style:style style:name="P8" style:family="paragraph" style:parent-style-name="Standard">
      <style:text-properties officeooo:paragraph-rsid="001611d2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33200" officeooo:paragraph-rsid="00133200"/>
    </style:style>
    <style:style style:name="P10" style:family="paragraph" style:parent-style-name="Standard">
      <style:paragraph-properties fo:text-align="center" style:justify-single-word="false" style:writing-mode="lr-tb"/>
      <style:text-properties style:text-position="0% 100%" fo:font-weight="bold" officeooo:rsid="00160841" officeooo:paragraph-rsid="001611d2" style:font-weight-asian="bold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text-position="0% 100%" fo:font-weight="normal" officeooo:rsid="00160841" officeooo:paragraph-rsid="001611d2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text-position="0% 100%" officeooo:rsid="00139230" officeooo:paragraph-rsid="001611d2"/>
    </style:style>
    <style:style style:name="P13" style:family="paragraph" style:parent-style-name="Table_20_Contents">
      <style:paragraph-properties fo:text-align="center" style:justify-single-word="false" style:writing-mode="lr-tb"/>
      <style:text-properties style:text-position="0% 100%" fo:font-weight="bold" officeooo:rsid="00160841" officeooo:paragraph-rsid="001611d2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paragraph-rsid="001611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39230" officeooo:paragraph-rsid="001611d2"/>
    </style:style>
    <style:style style:name="P16" style:family="paragraph" style:parent-style-name="Table_20_Contents">
      <style:text-properties officeooo:rsid="00139230" officeooo:paragraph-rsid="001611d2"/>
    </style:style>
    <style:style style:name="P17" style:family="paragraph" style:parent-style-name="Table_20_Contents">
      <style:paragraph-properties fo:text-align="center" style:justify-single-word="false"/>
      <style:text-properties officeooo:rsid="00160841" officeooo:paragraph-rsid="001611d2"/>
    </style:style>
    <style:style style:name="P18" style:family="paragraph" style:parent-style-name="Table_20_Contents">
      <style:paragraph-properties fo:text-align="center" style:justify-single-word="false"/>
      <style:text-properties officeooo:rsid="00169f66" officeooo:paragraph-rsid="001611d2"/>
    </style:style>
    <style:style style:name="P19" style:family="paragraph" style:parent-style-name="Table_20_Contents">
      <style:text-properties officeooo:rsid="00169f66" officeooo:paragraph-rsid="001611d2"/>
    </style:style>
    <style:style style:name="P20" style:family="paragraph" style:parent-style-name="Table_20_Contents">
      <style:paragraph-properties fo:text-align="center" style:justify-single-word="false"/>
      <style:text-properties officeooo:rsid="00142910" officeooo:paragraph-rsid="001611d2"/>
    </style:style>
    <style:style style:name="P21" style:family="paragraph" style:parent-style-name="Table_20_Contents">
      <style:text-properties fo:font-weight="bold" officeooo:rsid="00139230" officeooo:paragraph-rsid="001611d2" style:font-weight-asian="bold" style:font-weight-complex="bold"/>
    </style:style>
    <style:style style:name="P22" style:family="paragraph" style:parent-style-name="Table_20_Contents">
      <style:text-properties fo:font-weight="bold" officeooo:rsid="0019b96e" officeooo:paragraph-rsid="001611d2" style:font-weight-asian="bold" style:font-weight-complex="bold"/>
    </style:style>
    <style:style style:name="P23" style:family="paragraph" style:parent-style-name="Table_20_Contents">
      <style:text-properties officeooo:rsid="001877a5" officeooo:paragraph-rsid="001611d2"/>
    </style:style>
    <style:style style:name="P24" style:family="paragraph" style:parent-style-name="Table_20_Contents">
      <style:text-properties officeooo:rsid="0019b96e" officeooo:paragraph-rsid="001611d2"/>
    </style:style>
    <style:style style:name="P25" style:family="paragraph" style:parent-style-name="Table_20_Contents">
      <style:text-properties fo:font-style="italic" fo:font-weight="bold" officeooo:rsid="0019b96e" officeooo:paragraph-rsid="001611d2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italic" fo:font-weight="bold" officeooo:rsid="001abb88" officeooo:paragraph-rsid="001611d2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officeooo:paragraph-rsid="001611d2"/>
    </style:style>
    <style:style style:name="P28" style:family="paragraph" style:parent-style-name="Standard">
      <style:text-properties fo:font-weight="normal" officeooo:paragraph-rsid="001611d2" style:font-weight-asian="normal" style:font-weight-complex="normal"/>
    </style:style>
    <style:style style:name="T1" style:family="text">
      <style:text-properties officeooo:rsid="001499c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9230" style:font-weight-asian="bold" style:font-weight-complex="bold"/>
    </style:style>
    <style:style style:name="T6" style:family="text">
      <style:text-properties fo:font-weight="bold" officeooo:rsid="001abb88" style:font-weight-asian="bold" style:font-weight-complex="bold"/>
    </style:style>
    <style:style style:name="T7" style:family="text">
      <style:text-properties officeooo:rsid="00139230"/>
    </style:style>
    <style:style style:name="T8" style:family="text">
      <style:text-properties officeooo:rsid="00142910"/>
    </style:style>
    <style:style style:name="T9" style:family="text">
      <style:text-properties officeooo:rsid="001abb88"/>
    </style:style>
    <style:style style:name="T10" style:family="text">
      <style:text-properties officeooo:rsid="001c168d"/>
    </style:style>
    <style:style style:name="T11" style:family="text">
      <style:text-properties officeooo:rsid="001debf4"/>
    </style:style>
    <style:style style:name="T12" style:family="text">
      <style:text-properties officeooo:rsid="001877a5"/>
    </style:style>
    <style:style style:name="T13" style:family="text">
      <style:text-properties officeooo:rsid="00169f66"/>
    </style:style>
    <style:style style:name="T14" style:family="text">
      <style:text-properties officeooo:rsid="0019b96e"/>
    </style:style>
    <style:style style:name="T15" style:family="text">
      <style:text-properties officeooo:rsid="0018a3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O que é um Tipo Abstrato de Dados (TAD) e qual a característica fundamental na sua utilização?</text:p>
      <text:p text:style-name="P9"><text:tab/>É uma técnica baseada em tipos estruturados muito semelhante à ideia de função e que possibilita a separação das estruturas da implementação do código de forma tal que facilita futuras manutenções de código bem como na reutilização. A principal função de um TAD é justamente esconder alguns detalhes da implementação que não são relevantes ou que devam ser protegidos. <text:span text:style-name="T1">A ideia</text:span> é definir um tipo de dado que possa ser <text:span text:style-name="T1">desligado</text:span> de qualquer implementação específica, <text:span text:style-name="T1">ainda, qu</text:span>e <text:span text:style-name="T1">seja</text:span> separado <text:span text:style-name="T1">de quem usa o código</text:span>.</text:p>
      <text:p text:style-name="P2">2. Quais as vantagens de se programar com TADs?</text:p>
      <text:p text:style-name="P6"><text:tab/>Torna a programação mais segura pois apenas as operações TAD alteram os dados. Possibilita uma maior independência e portabilidade de código. Finalmente, torna o código de fácil manutenção pois as alterações na implementação de um TAD não implicam em alterações em seu uso.</text:p>
      <text:p text:style-name="P4">6. Suponha um algoritmo A e um algoritmo B com funções de complexidade de tempo</text:p>
      <text:p text:style-name="P4">a(n) = n2 − n + 549 e b(n) = 49n + 49, respectivamente. Determine quais são os valores</text:p>
      <text:p text:style-name="P4">de n pertencentes ao conjunto dos números naturais para os quais A leva menos tempo</text:p>
      <text:p text:style-name="P4">para executar do que B.</text:p>
      <text:p text:style-name="P4"/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94862309071968"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3">Algoritmo A</text:p>
            <text:p text:style-name="P10"><text:span text:style-name="T2">n² − n + 549</text:span> </text:p>
          </table:table-cell>
          <table:table-cell table:style-name="Tabela3.A1" office:value-type="string">
            <text:p text:style-name="P13">Algoritmo B</text:p>
            <text:p text:style-name="P11">49n + 49</text:p>
          </table:table-cell>
        </table:table-row>
        <table:table-row table:style-name="TableLine94862309099168">
          <table:table-cell table:style-name="Tabela3.A1" office:value-type="string">
            <text:p text:style-name="P15">0</text:p>
          </table:table-cell>
          <table:table-cell table:style-name="Tabela3.A1" office:value-type="string">
            <text:p text:style-name="P17">549</text:p>
          </table:table-cell>
          <table:table-cell table:style-name="Tabela3.A1" office:value-type="string">
            <text:p text:style-name="P17">49</text:p>
          </table:table-cell>
        </table:table-row>
        <table:table-row table:style-name="TableLine94862309061136">
          <table:table-cell table:style-name="Tabela3.A1" office:value-type="string">
            <text:p text:style-name="P15">1</text:p>
          </table:table-cell>
          <table:table-cell table:style-name="Tabela3.A1" office:value-type="string">
            <text:p text:style-name="P17">549</text:p>
          </table:table-cell>
          <table:table-cell table:style-name="Tabela3.A1" office:value-type="string">
            <text:p text:style-name="P17">98</text:p>
          </table:table-cell>
        </table:table-row>
        <table:table-row table:style-name="TableLine94862309170784">
          <table:table-cell table:style-name="Tabela3.A1" office:value-type="string">
            <text:p text:style-name="P15">2</text:p>
          </table:table-cell>
          <table:table-cell table:style-name="Tabela3.A1" office:value-type="string">
            <text:p text:style-name="P17">551</text:p>
          </table:table-cell>
          <table:table-cell table:style-name="Tabela3.A1" office:value-type="string">
            <text:p text:style-name="P17">147</text:p>
          </table:table-cell>
        </table:table-row>
        <table:table-row table:style-name="TableLine94862309171648">
          <table:table-cell table:style-name="Tabela3.A1" office:value-type="string">
            <text:p text:style-name="P15">3</text:p>
          </table:table-cell>
          <table:table-cell table:style-name="Tabela3.A1" office:value-type="string">
            <text:p text:style-name="P17">555</text:p>
          </table:table-cell>
          <table:table-cell table:style-name="Tabela3.A1" office:value-type="string">
            <text:p text:style-name="P17">196</text:p>
          </table:table-cell>
        </table:table-row>
        <table:table-row table:style-name="TableLine94862309172624">
          <table:table-cell table:style-name="Tabela3.A1" office:value-type="string">
            <text:p text:style-name="P15">4</text:p>
          </table:table-cell>
          <table:table-cell table:style-name="Tabela3.A1" office:value-type="string">
            <text:p text:style-name="P17">561</text:p>
          </table:table-cell>
          <table:table-cell table:style-name="Tabela3.A1" office:value-type="string">
            <text:p text:style-name="P17">245</text:p>
          </table:table-cell>
        </table:table-row>
        <table:table-row table:style-name="TableLine94862309173824">
          <table:table-cell table:style-name="Tabela3.A1" office:value-type="string">
            <text:p text:style-name="P17">8</text:p>
          </table:table-cell>
          <table:table-cell table:style-name="Tabela3.A1" office:value-type="string">
            <text:p text:style-name="P17">605</text:p>
          </table:table-cell>
          <table:table-cell table:style-name="Tabela3.A1" office:value-type="string">
            <text:p text:style-name="P17">441</text:p>
          </table:table-cell>
        </table:table-row>
        <table:table-row table:style-name="TableLine94862309174800">
          <table:table-cell table:style-name="Tabela3.A1" office:value-type="string">
            <text:p text:style-name="P17">12</text:p>
          </table:table-cell>
          <table:table-cell table:style-name="Tabela3.A1" office:value-type="string">
            <text:p text:style-name="P17">681</text:p>
          </table:table-cell>
          <table:table-cell table:style-name="Tabela3.A1" office:value-type="string">
            <text:p text:style-name="P17">637</text:p>
          </table:table-cell>
        </table:table-row>
        <table:table-row table:style-name="TableLine94862309175776">
          <table:table-cell table:style-name="Tabela3.A1" office:value-type="string">
            <text:p text:style-name="P17">14</text:p>
          </table:table-cell>
          <table:table-cell table:style-name="Tabela3.A1" office:value-type="string">
            <text:p text:style-name="P17">731</text:p>
          </table:table-cell>
          <table:table-cell table:style-name="Tabela3.A1" office:value-type="string">
            <text:p text:style-name="P17">735</text:p>
          </table:table-cell>
        </table:table-row>
        <table:table-row table:style-name="TableLine94862309176672">
          <table:table-cell table:style-name="Tabela3.A1" office:value-type="string">
            <text:p text:style-name="P17">1000</text:p>
          </table:table-cell>
          <table:table-cell table:style-name="Tabela3.A1" office:value-type="string">
            <text:p text:style-name="P18">999549</text:p>
          </table:table-cell>
          <table:table-cell table:style-name="Tabela3.A1" office:value-type="string">
            <text:p text:style-name="P18">49049</text:p>
          </table:table-cell>
        </table:table-row>
        <table:table-row table:style-name="TableLine94862309177648">
          <table:table-cell table:style-name="Tabela3.A1" table:number-columns-spanned="3" office:value-type="string">
            <text:p text:style-name="P17">Quando os valores de entrada são menores que 14, o Algoritmo A se mostra mais eficiente. Porém, acima de 14 o algoritmo B é quem passa a ser o mais viável. Sendo que o B cresce de forma linear.</text:p>
          </table:table-cell>
          <table:covered-table-cell/>
          <table:covered-table-cell/>
        </table:table-row>
      </table:table>
      <text:p text:style-name="P4"/>
      <text:p text:style-name="P4"/>
      <text:p text:style-name="P14">7. Dois algoritmos A e B possuem complexidade n5 e 2n, respectivamente. Você utilizaria o algoritmo B ao invés do A. Em qual caso? Exemplifique.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862309075104"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5">N<text:span text:style-name="T3">5</text:span></text:p>
          </table:table-cell>
          <table:table-cell table:style-name="Tabela2.A1" office:value-type="string">
            <text:p text:style-name="P15">2<text:span text:style-name="T3">n</text:span></text:p>
          </table:table-cell>
        </table:table-row>
        <table:table-row table:style-name="TableLine94862309200016">
          <table:table-cell table:style-name="Tabela2.A1" office:value-type="string">
            <text:p text:style-name="P15">0</text:p>
          </table:table-cell>
          <table:table-cell table:style-name="Tabela2.A1" office:value-type="string">
            <text:p text:style-name="P20">0</text:p>
          </table:table-cell>
          <table:table-cell table:style-name="Tabela2.A1" office:value-type="string">
            <text:p text:style-name="P20">1</text:p>
          </table:table-cell>
        </table:table-row>
        <table:table-row table:style-name="TableLine94862309200496"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20">1</text:p>
          </table:table-cell>
          <table:table-cell table:style-name="Tabela2.A1" office:value-type="string">
            <text:p text:style-name="P20">2</text:p>
          </table:table-cell>
        </table:table-row>
        <table:table-row table:style-name="TableLine94862309201264">
          <table:table-cell table:style-name="Tabela2.A1" office:value-type="string">
            <text:p text:style-name="P15">2</text:p>
          </table:table-cell>
          <table:table-cell table:style-name="Tabela2.A1" office:value-type="string">
            <text:p text:style-name="P20">32</text:p>
          </table:table-cell>
          <table:table-cell table:style-name="Tabela2.A1" office:value-type="string">
            <text:p text:style-name="P20">4</text:p>
          </table:table-cell>
        </table:table-row>
        <table:table-row table:style-name="TableLine94862309202128">
          <table:table-cell table:style-name="Tabela2.A1" office:value-type="string">
            <text:p text:style-name="P15">3</text:p>
          </table:table-cell>
          <table:table-cell table:style-name="Tabela2.A1" office:value-type="string">
            <text:p text:style-name="P20">243</text:p>
          </table:table-cell>
          <table:table-cell table:style-name="Tabela2.A1" office:value-type="string">
            <text:p text:style-name="P20">8</text:p>
          </table:table-cell>
        </table:table-row>
        <table:table-row table:style-name="TableLine94862309203024">
          <table:table-cell table:style-name="Tabela2.A1" office:value-type="string">
            <text:p text:style-name="P15">4</text:p>
          </table:table-cell>
          <table:table-cell table:style-name="Tabela2.A1" office:value-type="string">
            <text:p text:style-name="P20">1024</text:p>
          </table:table-cell>
          <table:table-cell table:style-name="Tabela2.A1" office:value-type="string">
            <text:p text:style-name="P20">16</text:p>
          </table:table-cell>
        </table:table-row>
        <table:table-row table:style-name="TableLine94862309204224">
          <table:table-cell table:style-name="Tabela2.A1" office:value-type="string">
            <text:p text:style-name="P15">22</text:p>
          </table:table-cell>
          <table:table-cell table:style-name="Tabela2.A1" office:value-type="string">
            <text:p text:style-name="P20">5153632</text:p>
          </table:table-cell>
          <table:table-cell table:style-name="Tabela2.A1" office:value-type="string">
            <text:p text:style-name="P20">4194304</text:p>
          </table:table-cell>
        </table:table-row>
        <table:table-row table:style-name="TableLine94862309205200">
          <table:table-cell table:style-name="Tabela2.A1" office:value-type="string">
            <text:p text:style-name="P15">23</text:p>
          </table:table-cell>
          <table:table-cell table:style-name="Tabela2.A1" office:value-type="string">
            <text:p text:style-name="P20">6436343</text:p>
          </table:table-cell>
          <table:table-cell table:style-name="Tabela2.A1" office:value-type="string">
            <text:p text:style-name="P20">8388608</text:p>
          </table:table-cell>
        </table:table-row>
        <table:table-row table:style-name="TableLine94862309206176">
          <table:table-cell table:style-name="Tabela2.A1" table:number-columns-spanned="3" office:value-type="string">
            <text:p text:style-name="P20">Para os casos em que n&gt;1 e n&lt;23, o segundo algoritmo é uma melhor opção.</text:p>
          </table:table-cell>
          <table:covered-table-cell/>
          <table:covered-table-cell/>
        </table:table-row>
      </table:table>
      <text:p text:style-name="P8"/>
      <text:p text:style-name="P8"/>
      <text:p text:style-name="P4">8. Calcule a complexidade, no pior caso, do fragmento de código abaixo:</text:p>
      <text:p text:style-name="P8"/>
      <table:table table:name="Tabela1" table:style-name="Tabela1">
        <table:table-column table:style-name="Tabela1.A"/>
        <table:table-column table:style-name="Tabela1.B"/>
        <table:table-row table:style-name="TableLine94862309182576">
          <table:table-cell table:style-name="Tabela1.A1" office:value-type="string">
            <text:p text:style-name="P16"><text:span text:style-name="T4">Int</text:span> i, j, k</text:p>
          </table:table-cell>
          <table:table-cell table:style-name="Tabela1.A1" office:value-type="string">
            <text:p text:style-name="P27">-</text:p>
          </table:table-cell>
        </table:table-row>
        <table:table-row table:style-name="TableLine94862309225168">
          <table:table-cell table:style-name="Tabela1.A1" office:value-type="string">
            <text:p text:style-name="P16"><text:span text:style-name="T4">For</text:span> (i = 0;i&lt;N;i++){</text:p>
          </table:table-cell>
          <table:table-cell table:style-name="Tabela1.A1" office:value-type="string">
            <text:p text:style-name="P16">N</text:p>
          </table:table-cell>
        </table:table-row>
        <table:table-row table:style-name="TableLine94862309225536">
          <table:table-cell table:style-name="Tabela1.A1" office:value-type="string">
            <text:p text:style-name="P16"><text:s text:c="5"/><text:span text:style-name="T4">For</text:span> (j = 0;j&lt;N;j++){</text:p>
          </table:table-cell>
          <table:table-cell table:style-name="Tabela1.A1" office:value-type="string">
            <text:p text:style-name="P19">O(N)</text:p>
          </table:table-cell>
        </table:table-row>
        <table:table-row table:style-name="TableLine94862309226080">
          <table:table-cell table:style-name="Tabela1.A1" office:value-type="string">
            <text:p text:style-name="P27"><text:s text:c="10"/><text:span text:style-name="T7">R[i][j] = 0;</text:span></text:p>
          </table:table-cell>
          <table:table-cell table:style-name="Tabela1.A1" office:value-type="string">
            <text:p text:style-name="P19">O(1)</text:p>
          </table:table-cell>
        </table:table-row>
        <table:table-row table:style-name="TableLine94862309226736">
          <table:table-cell table:style-name="Tabela1.A1" office:value-type="string">
            <text:p text:style-name="P27"><text:s text:c="10"/><text:span text:style-name="T5">For</text:span><text:span text:style-name="T7"> (k = 0;k&lt;N;k++)</text:span></text:p>
          </table:table-cell>
          <table:table-cell table:style-name="Tabela1.A1" office:value-type="string">
            <text:p text:style-name="P19">O(N)</text:p>
          </table:table-cell>
        </table:table-row>
        <table:table-row table:style-name="TableLine94862309227392">
          <table:table-cell table:style-name="Tabela1.A1" office:value-type="string">
            <text:p text:style-name="P27"><text:s text:c="15"/><text:span text:style-name="T7">R[i][j] += A[i][k] * B[k][j];</text:span></text:p>
          </table:table-cell>
          <table:table-cell table:style-name="Tabela1.A1" office:value-type="string">
            <text:p text:style-name="P19">O(1)</text:p>
          </table:table-cell>
        </table:table-row>
        <table:table-row table:style-name="TableLine94862309228000">
          <table:table-cell table:style-name="Tabela1.A1" office:value-type="string">
            <text:p text:style-name="P27"><text:s text:c="5"/><text:span text:style-name="T7">}</text:span></text:p>
          </table:table-cell>
          <table:table-cell table:style-name="Tabela1.A1" office:value-type="string">
            <text:p text:style-name="P27"/>
          </table:table-cell>
        </table:table-row>
        <table:table-row table:style-name="TableLine94862309228736">
          <table:table-cell table:style-name="Tabela1.A1" office:value-type="string">
            <text:p text:style-name="P16">}</text:p>
          </table:table-cell>
          <table:table-cell table:style-name="Tabela1.A1" office:value-type="string">
            <text:p text:style-name="P21">O(N<text:span text:style-name="T3">3</text:span>)</text:p>
          </table:table-cell>
        </table:table-row>
      </table:table>
      <text:p text:style-name="P8"/>
      <text:p text:style-name="P8"/>
      <text:p text:style-name="P4">9. Por muitas vezes damos atenção apenas ao pior caso dos algoritmos. Explique o porque.</text:p>
      <text:p text:style-name="P8"/>
      <text:p text:style-name="P8"><text:span text:style-name="T8">É importante ter atenção voltada</text:span> para o pior caso possível de tempo de execução <text:span text:style-name="T8">pois</text:span> é mais simples de <text:span text:style-name="T8">se construir uma análise</text:span> <text:span text:style-name="T8">bem como é uma ação de extrema importância em </text:span>aplicações <text:span text:style-name="T8">que exigem mais poder do sistema</text:span>. </text:p>
      <text:p text:style-name="P8"/>
      <text:p text:style-name="P4">10. Qual a ordem de complexidade no pior caso de:</text:p>
      <text:p text:style-name="P4">(a) 2n + 10</text:p>
      <text:p text:style-name="P3"><text:tab/><text:span text:style-name="T2">O(2n)</text:span></text:p>
      <text:p text:style-name="P4">(b) (1/2)n(n + 1)</text:p>
      <text:p text:style-name="P7"><text:tab/><text:span text:style-name="T9">(1/2)n² + (1/2)n </text:span><text:span text:style-name="T6">=&gt; </text:span><text:span text:style-name="T9">O((1/2)n²) – </text:span><text:span text:style-name="T10">O(n²)</text:span></text:p>
      <text:p text:style-name="P7"><text:tab/><text:span text:style-name="T15">O(n²)</text:span></text:p>
      <text:p text:style-name="P4">(c) n +√n</text:p>
      <text:p text:style-name="P7"><text:tab/><text:span text:style-name="T10">O(n+n^(1/2)) → Neste caso a raiz n impede a entrada de valores negativos</text:span></text:p>
      <text:p text:style-name="P7"><text:tab/><text:span text:style-name="T15">Mas no pior caso O(n)</text:span></text:p>
      <text:p text:style-name="P4">(d) n/1000</text:p>
      <text:p text:style-name="P7"><text:tab/><text:span text:style-name="T10">O(n) → No pior caso O(n)</text:span></text:p>
      <text:p text:style-name="P4">(e) (1/2)n2</text:p>
      <text:p text:style-name="P7"><text:tab/><text:span text:style-name="T10">O(n²) → Mesmo caso da letra b. O pior caso será uma função n²</text:span></text:p>
      <text:p text:style-name="P4"><text:soft-page-break/>(f) (1/2)n2 − 3n</text:p>
      <text:p text:style-name="P7"><text:tab/><text:span text:style-name="T11">(n² – 6n)/2 → O(n² - 6n)</text:span></text:p>
      <text:p text:style-name="P8"/>
      <text:p text:style-name="P8"><text:span text:style-name="T4">11.</text:span> <text:span text:style-name="T4">Calcule a complexidade, no pior caso, do fragmento de código abaixo:</text:span></text:p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94862309210592">
          <table:table-cell table:style-name="Tabela4.A1" office:value-type="string">
            <text:p text:style-name="P19">1</text:p>
          </table:table-cell>
          <table:table-cell table:style-name="Tabela4.A1" office:value-type="string">
            <text:p text:style-name="P19">Int i,j,k,<text:span text:style-name="T12">s</text:span>;</text:p>
          </table:table-cell>
          <table:table-cell table:style-name="Tabela4.A1" office:value-type="string">
            <text:p text:style-name="P27"><text:s/>-</text:p>
          </table:table-cell>
        </table:table-row>
        <table:table-row table:style-name="TableLine94862309272208">
          <table:table-cell table:style-name="Tabela4.A1" office:value-type="string">
            <text:p text:style-name="P19">2</text:p>
          </table:table-cell>
          <table:table-cell table:style-name="Tabela4.A1" office:value-type="string">
            <text:p text:style-name="P19">For ( i = 0 ; i &lt; N – <text:span text:style-name="T12">1 </text:span>; i++){</text:p>
          </table:table-cell>
          <table:table-cell table:style-name="Tabela4.A1" office:value-type="string">
            <text:p text:style-name="P23">O(n-1)</text:p>
          </table:table-cell>
        </table:table-row>
        <table:table-row table:style-name="TableLine94862309272688">
          <table:table-cell table:style-name="Tabela4.A1" office:value-type="string">
            <text:p text:style-name="P19">3</text:p>
          </table:table-cell>
          <table:table-cell table:style-name="Tabela4.A1" office:value-type="string">
            <text:p text:style-name="P27"><text:s text:c="5"/><text:span text:style-name="T13">For ( j = </text:span><text:span text:style-name="T12">i + 1</text:span><text:span text:style-name="T13">; j &lt; N ; j++){</text:span></text:p>
          </table:table-cell>
          <table:table-cell table:style-name="Tabela4.A1" office:value-type="string">
            <text:p text:style-name="P23">O(n-1)</text:p>
          </table:table-cell>
        </table:table-row>
        <table:table-row table:style-name="TableLine94862309273456">
          <table:table-cell table:style-name="Tabela4.A1" office:value-type="string">
            <text:p text:style-name="P19">4</text:p>
          </table:table-cell>
          <table:table-cell table:style-name="Tabela4.A1" office:value-type="string">
            <text:p text:style-name="P27"><text:s text:c="10"/><text:span text:style-name="T12">For ( k = 1; k &lt; j ; k++)</text:span></text:p>
          </table:table-cell>
          <table:table-cell table:style-name="Tabela4.A1" office:value-type="string">
            <text:p text:style-name="P23">O(n-1)/2</text:p>
          </table:table-cell>
        </table:table-row>
        <table:table-row table:style-name="TableLine94862309274320">
          <table:table-cell table:style-name="Tabela4.A1" office:value-type="string">
            <text:p text:style-name="P19">5</text:p>
          </table:table-cell>
          <table:table-cell table:style-name="Tabela4.A1" office:value-type="string">
            <text:p text:style-name="P27"><text:s text:c="15"/><text:span text:style-name="T12">S = 1;</text:span></text:p>
          </table:table-cell>
          <table:table-cell table:style-name="Tabela4.A1" office:value-type="string">
            <text:p text:style-name="P24">O(1)</text:p>
          </table:table-cell>
        </table:table-row>
        <table:table-row table:style-name="TableLine94862309275216">
          <table:table-cell table:style-name="Tabela4.A6" office:value-type="string">
            <text:p text:style-name="P19">6</text:p>
          </table:table-cell>
          <table:table-cell table:style-name="Tabela4.A6" office:value-type="string">
            <text:p text:style-name="P25">(n-1)² * ((n-1)/2)</text:p>
          </table:table-cell>
          <table:table-cell table:style-name="Tabela4.A6" office:value-type="string">
            <text:p text:style-name="P25">(n³-3n²+3n-1)/2</text:p>
          </table:table-cell>
        </table:table-row>
        <table:table-row table:style-name="TableLine94862309277520">
          <table:table-cell table:style-name="Tabela4.A1" office:value-type="string">
            <text:p text:style-name="P24">7</text:p>
          </table:table-cell>
          <table:table-cell table:style-name="Tabela4.A1" office:value-type="string">
            <text:p text:style-name="P27"/>
          </table:table-cell>
          <table:table-cell table:style-name="Tabela4.A1" office:value-type="string">
            <text:p text:style-name="P22">O(N³)</text:p>
          </table:table-cell>
        </table:table-row>
      </table:table>
      <text:p text:style-name="P8"/>
      <text:p text:style-name="P8"/>
      <text:p text:style-name="P8"><text:span text:style-name="T4">12.</text:span> <text:span text:style-name="T4">Calcule a complexidade, no pior caso, do fragmento de código abaixo:</text:span></text:p>
      <text:p text:style-name="P8"/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94862309249568">
          <table:table-cell table:style-name="Tabela5.A1" office:value-type="string">
            <text:p text:style-name="P19">1</text:p>
          </table:table-cell>
          <table:table-cell table:style-name="Tabela5.A1" office:value-type="string">
            <text:p text:style-name="P19">Int i,j,<text:span text:style-name="T12">s</text:span>;</text:p>
          </table:table-cell>
          <table:table-cell table:style-name="Tabela5.A1" office:value-type="string">
            <text:p text:style-name="P27"><text:s/>-</text:p>
          </table:table-cell>
        </table:table-row>
        <table:table-row table:style-name="TableLine94862309311296">
          <table:table-cell table:style-name="Tabela5.A1" office:value-type="string">
            <text:p text:style-name="P19">2</text:p>
          </table:table-cell>
          <table:table-cell table:style-name="Tabela5.A1" office:value-type="string">
            <text:p text:style-name="P24">s = 0;</text:p>
          </table:table-cell>
          <table:table-cell table:style-name="Tabela5.A1" office:value-type="string">
            <text:p text:style-name="P23">O(1)</text:p>
          </table:table-cell>
        </table:table-row>
        <table:table-row table:style-name="TableLine94862309311776">
          <table:table-cell table:style-name="Tabela5.A1" office:value-type="string">
            <text:p text:style-name="P19">3</text:p>
          </table:table-cell>
          <table:table-cell table:style-name="Tabela5.A1" office:value-type="string">
            <text:p text:style-name="P27"><text:s text:c="5"/><text:span text:style-name="T13">For ( </text:span><text:span text:style-name="T14">i</text:span><text:span text:style-name="T13"> = </text:span><text:span text:style-name="T12">1</text:span><text:span text:style-name="T13">; </text:span><text:span text:style-name="T14">i</text:span><text:span text:style-name="T13"> &lt; N - </text:span><text:span text:style-name="T14">1</text:span><text:span text:style-name="T13"> ; </text:span><text:span text:style-name="T14">i</text:span><text:span text:style-name="T13">++){</text:span></text:p>
          </table:table-cell>
          <table:table-cell table:style-name="Tabela5.A1" office:value-type="string">
            <text:p text:style-name="P23">O(<text:span text:style-name="T9">N </text:span>- <text:span text:style-name="T14">2</text:span>)</text:p>
          </table:table-cell>
        </table:table-row>
        <table:table-row table:style-name="TableLine94862309312544">
          <table:table-cell table:style-name="Tabela5.A1" office:value-type="string">
            <text:p text:style-name="P19">4</text:p>
          </table:table-cell>
          <table:table-cell table:style-name="Tabela5.A1" office:value-type="string">
            <text:p text:style-name="P27"><text:s text:c="10"/><text:span text:style-name="T12">For ( </text:span><text:span text:style-name="T14">j</text:span><text:span text:style-name="T12"> = 1; </text:span><text:span text:style-name="T14">j</text:span><text:span text:style-name="T12"> &lt; </text:span><text:span text:style-name="T14">2 + N</text:span><text:span text:style-name="T12"> ; </text:span><text:span text:style-name="T14">j</text:span><text:span text:style-name="T12">++)</text:span></text:p>
          </table:table-cell>
          <table:table-cell table:style-name="Tabela5.A1" office:value-type="string">
            <text:p text:style-name="P23">O(<text:span text:style-name="T9">N +</text:span>1)</text:p>
          </table:table-cell>
        </table:table-row>
        <table:table-row table:style-name="TableLine94862309313408">
          <table:table-cell table:style-name="Tabela5.A1" office:value-type="string">
            <text:p text:style-name="P19">5</text:p>
          </table:table-cell>
          <table:table-cell table:style-name="Tabela5.A1" office:value-type="string">
            <text:p text:style-name="P27"><text:s text:c="15"/><text:span text:style-name="T14">s</text:span><text:span text:style-name="T12"> = </text:span><text:span text:style-name="T14">s + </text:span><text:span text:style-name="T12">1;</text:span></text:p>
          </table:table-cell>
          <table:table-cell table:style-name="Tabela5.A1" office:value-type="string">
            <text:p text:style-name="P24">O(1)</text:p>
          </table:table-cell>
        </table:table-row>
        <table:table-row table:style-name="TableLine94862309314224">
          <table:table-cell table:style-name="Tabela5.A6" office:value-type="string">
            <text:p text:style-name="P19">6</text:p>
          </table:table-cell>
          <table:table-cell table:style-name="Tabela5.A6" office:value-type="string">
            <text:p text:style-name="P25">(n-1) * <text:span text:style-name="T9">(n+1) </text:span></text:p>
          </table:table-cell>
          <table:table-cell table:style-name="Tabela5.A6" office:value-type="string">
            <text:p text:style-name="P26">(N² - 1)</text:p>
          </table:table-cell>
        </table:table-row>
        <table:table-row table:style-name="TableLine94862309316368">
          <table:table-cell table:style-name="Tabela5.A1" office:value-type="string">
            <text:p text:style-name="P24">7</text:p>
          </table:table-cell>
          <table:table-cell table:style-name="Tabela5.A1" office:value-type="string">
            <text:p text:style-name="P27"/>
          </table:table-cell>
          <table:table-cell table:style-name="Tabela5.A1" office:value-type="string">
            <text:p text:style-name="P22">O(N<text:span text:style-name="T9">²</text:span>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14:24:56.169655671</meta:creation-date>
    <dc:date>2021-01-15T22:17:01.725797202</dc:date>
    <meta:editing-duration>PT5H6M10S</meta:editing-duration>
    <meta:editing-cycles>4</meta:editing-cycles>
    <meta:generator>LibreOffice/7.0.4.2$Linux_X86_64 LibreOffice_project/dcf040e67528d9187c66b2379df5ea4407429775</meta:generator>
    <meta:document-statistic meta:table-count="5" meta:image-count="0" meta:object-count="0" meta:page-count="3" meta:paragraph-count="140" meta:word-count="688" meta:character-count="3245" meta:non-whitespace-character-count="2597"/>
  </office:meta>
</office:document-meta>
</file>